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brews 3 Lessons.</text:p>
      <text:p text:style-name="Standard"/>
      <text:p text:style-name="Standard">1. <text:s/>Compare and contrast Jesus and Moses and the role they played in God's revelation of His will to mankind.</text:p>
      <text:p text:style-name="Standard"/>
      <text:p text:style-name="Standard">JESUS<text:tab/><text:tab/><text:tab/><text:tab/><text:tab/><text:tab/>MOS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/>What are the four key lessons we must learn from the Israelites? <text:s/>Where do these lessons begin and end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brews 3 Lessons.</text:p>
      <text:p text:style-name="Standard"/>
      <text:p text:style-name="Standard">1. <text:s/>Compare and contrast Jesus and Moses and the role they played in God's revelation of His will to mankind.</text:p>
      <text:p text:style-name="Standard"/>
      <text:p text:style-name="Standard">JESUS<text:tab/><text:tab/><text:tab/><text:tab/><text:tab/><text:tab/>MOS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/>What are the four key lessons we must learn from the Israelites? <text:s/>Where do these lessons begin and en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8T16:49:21</meta:creation-date>
    <meta:document-statistic meta:table-count="0" meta:image-count="0" meta:object-count="0" meta:page-count="1" meta:paragraph-count="8" meta:word-count="90" meta:character-count="500"/>
    <dc:date>2009-10-18T16:58:32</dc:date>
    <meta:editing-duration>PT00H09M12S</meta:editing-duration>
    <meta:editing-cycles>1</meta:editing-cycles>
    <meta:generator>OpenOffice.org/3.0$Unix OpenOffice.org_project/300m15$Build-9379</meta:generator>
  </office:meta>
</office:document-meta>
</file>